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c5db"/>
    </style:style>
    <style:style style:name="P2" style:family="paragraph" style:parent-style-name="Standard">
      <style:text-properties officeooo:rsid="001fc5db" officeooo:paragraph-rsid="001fc5db"/>
    </style:style>
    <style:style style:name="P3" style:family="paragraph" style:parent-style-name="Standard">
      <style:text-properties officeooo:rsid="001fc5db" officeooo:paragraph-rsid="002023d1"/>
    </style:style>
    <style:style style:name="P4" style:family="paragraph" style:parent-style-name="Standard">
      <style:text-properties officeooo:rsid="002023d1" officeooo:paragraph-rsid="002023d1"/>
    </style:style>
    <style:style style:name="P5" style:family="paragraph" style:parent-style-name="Standard">
      <style:text-properties officeooo:rsid="002023d1" officeooo:paragraph-rsid="0021aaed"/>
    </style:style>
    <style:style style:name="P6" style:family="paragraph" style:parent-style-name="Standard">
      <style:text-properties officeooo:rsid="002977fb" officeooo:paragraph-rsid="0021aaed"/>
    </style:style>
    <style:style style:name="P7" style:family="paragraph" style:parent-style-name="Standard">
      <style:text-properties officeooo:rsid="002977fb" officeooo:paragraph-rsid="002977fb"/>
    </style:style>
    <style:style style:name="T1" style:family="text">
      <style:text-properties officeooo:rsid="002023d1"/>
    </style:style>
    <style:style style:name="T2" style:family="text">
      <style:text-properties officeooo:rsid="0021aaed"/>
    </style:style>
    <style:style style:name="T3" style:family="text">
      <style:text-properties officeooo:rsid="0022378b"/>
    </style:style>
    <style:style style:name="T4" style:family="text">
      <style:text-properties officeooo:rsid="0026b6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gular revision lecture</text:p>
      <text:p text:style-name="P2"/>
      <text:p text:style-name="P2"/>
      <text:p text:style-name="P2"/>
      <text:p text:style-name="P2">exam pattern </text:p>
      <text:p text:style-name="P2"/>
      <text:p text:style-name="P2">1) ROUTING</text:p>
      <text:p text:style-name="P3"><text:tab/>-CREATING 2 “COMPONENT” AND <text:span text:style-name="T1">DO</text:span> ROUTING </text:p>
      <text:p text:style-name="P3"><text:span text:style-name="T1"><text:tab/>-(HOME,ABOUT) DISPAY WHAT YOU WRITE IN THIS WHEN USER CLICK ON THIS</text:span></text:p>
      <text:p text:style-name="P3"/>
      <text:p text:style-name="P4">2) <text:s/>UNIT2</text:p>
      <text:p text:style-name="P4"><text:tab/><text:tab/>- SHOW WHOSE SALARY IS GREATER THAN 2000</text:p>
      <text:p text:style-name="P4"><text:tab/><text:tab/>- <text:span text:style-name="T3">ngIf, ngFor</text:span></text:p>
      <text:p text:style-name="P4"/>
      <text:p text:style-name="P1"/>
      <text:p text:style-name="P1"><text:s/></text:p>
      <text:p text:style-name="P1"/>
      <text:p text:style-name="P5"><text:span text:style-name="T4">3) QUETION ASKED FROM UNIT 4 ==&gt;</text:span> (<text:span text:style-name="T2">1. </text:span>REQUIRED, <text:s/><text:span text:style-name="T2">2.</text:span>PATTERN, MAX,MIN<text:span text:style-name="T2">)01</text:span></text:p>
      <text:p text:style-name="P7">0000000000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6T13:32:34.093369867</meta:creation-date>
    <dc:date>2022-03-27T18:49:21.427154182</dc:date>
    <meta:editing-duration>PT1M55S</meta:editing-duration>
    <meta:editing-cycles>1</meta:editing-cycles>
    <meta:document-statistic meta:table-count="0" meta:image-count="0" meta:object-count="0" meta:page-count="1" meta:paragraph-count="11" meta:word-count="50" meta:character-count="301" meta:non-whitespace-character-count="250"/>
    <meta:generator>LibreOffice/6.0.7.3$Linux_X86_64 LibreOffice_project/00m0$Build-3</meta:generator>
  </office:meta>
</office:document-meta>
</file>